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Poppins" svg:font-family="Poppins, sans-serif"/>
  </office:font-face-decls>
  <office:automatic-styles>
    <style:style style:name="P1" style:family="paragraph" style:parent-style-name="Heading_20_2">
      <style:text-properties style:font-name="Arial"/>
    </style:style>
    <style:style style:name="P2" style:family="paragraph" style:parent-style-name="Standard">
      <style:text-properties style:font-name="Arial" officeooo:rsid="0015a1f2" officeooo:paragraph-rsid="0015a1f2"/>
    </style:style>
    <style:style style:name="P3" style:family="paragraph" style:parent-style-name="Standard">
      <style:paragraph-properties fo:text-align="justify" style:justify-single-word="false"/>
      <style:text-properties style:font-name="Arial" officeooo:rsid="0015a1f2" officeooo:paragraph-rsid="0015a1f2"/>
    </style:style>
    <style:style style:name="P4" style:family="paragraph" style:parent-style-name="Standard">
      <style:paragraph-properties fo:text-align="justify" style:justify-single-word="false"/>
      <style:text-properties style:font-name="Arial" officeooo:rsid="0017902a" officeooo:paragraph-rsid="0017902a"/>
    </style:style>
    <style:style style:name="T1" style:family="text">
      <style:text-properties fo:font-variant="normal" fo:text-transform="none" fo:color="#455a64" loext:opacity="100%" fo:letter-spacing="normal" fo:font-style="normal" fo:font-weight="normal"/>
    </style:style>
    <style:style style:name="T2" style:family="text">
      <style:text-properties officeooo:rsid="0017902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yui_3_17_2_1_1683813511792_43"/><text:span text:style-name="T1">Reflexão sobre os assuntos discutidos em sala</text:span></text:h>
      <text:p text:style-name="P2">Lucas Beraldi de Souza Oliveira.</text:p>
      <text:p text:style-name="P3"/>
      <text:p text:style-name="P3"><text:tab/>É fato de que a internet tem afetado as nossas vidas, mudamos nossa forma de nos comunicar, comprar, nos divertirmos, mudamos nossa vida. Podemos classificar essas mudanças como, mudanças positivas e mudanças negativas, como característica positivas, podemos listar, nossa forma de nos comunicar, onde conseguimos ter contato com parentes e pessoas distantes, nossa forma de comprar, onde podemos entrar em e-commerces como amazon, ebay, ou mercado livre, e os itens comprados serão entregue em nossas casas, mudamos também a forma como nos divertimos e passamos o tempo, afinal, hoje as opções de entretenimento são gigantescas, podemos usar sites como netflix, ou outros serviços de streaming de filmes, podemos jogar online, e passamos períodos muito grande nos enchendo de dopamina, através dos espelhos negros das telas. No entanto, particularmente eu sou daqueles que tem medo de onde essa imersão em tecnologia nos levara, pois é considerável que temos todos os privilégios do acesso a internet e aos benefícios já listados, ha pouco tempo, a internet foi criada no período da guerra fria (1954 – 1991) sendo utilizada como ferramenta militar de comunicação, e o acesso ao publico foi começar a ser utilizado por volta dos anos 2000, já a popularização e a facilitação do acesso se da por volta de 2010, tempo esse, muito curto para notarmos as consequências negativas. Já foram feitos estudos que relacionam o aumento de taxa de autismo e TDAH em crianças com a exposição exagerada a internet, os caminhos que algoritmos de redes sociais tomam, utilizando de vídeos e conteúdos curtos, onde a recompensa vem em poucos instantes, e dessa forma consumimos uma infinidade de conteúdo, essa recompensa com pouco esforço nos faz <text:span text:style-name="T2">diminuir a procura por conteúdos imersivos ou que para alcançar a recompensa, necessita de esforço.</text:span></text:p>
      <text:p text:style-name="P4"><text:tab/>Concluímos que a acesso facilitado a internet nos possibilitou avanços tecnológicos, nunca antes imaginado pela humanidade, e a tendencia é que continuemos avançando tecnologicamente, no entanto, não podemos nos esquecer de que essa imersão tecnológica, tem suas características negativas, e devemos nos preocupar com nosso desenvolvimento como especie, pois existem características que desenvolvemos com a evolução humana como sociedade e cidadão, que estamos perdendo com esse acesso exacerbado com a tecnologi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Poppins" svg:font-family="Poppi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11T09:59:57.930000000</meta:creation-date>
    <dc:date>2023-05-11T15:06:21.870000000</dc:date>
    <meta:editing-duration>PT5H6M24S</meta:editing-duration>
    <meta:editing-cycles>2</meta:editing-cycles>
    <meta:generator>LibreOffice/7.5.1.2$Windows_X86_64 LibreOffice_project/fcbaee479e84c6cd81291587d2ee68cba099e129</meta:generator>
    <meta:document-statistic meta:table-count="0" meta:image-count="0" meta:object-count="0" meta:page-count="1" meta:paragraph-count="4" meta:word-count="374" meta:character-count="2424" meta:non-whitespace-character-count="2051"/>
  </office:meta>
</office:document-meta>
</file>